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834f" officeooo:paragraph-rsid="001083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10834f" officeooo:paragraph-rsid="0010834f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10834f" officeooo:paragraph-rsid="0010d15b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10834f" officeooo:paragraph-rsid="0011ae09" style:font-size-asian="20pt" style:font-weight-asian="normal" style:font-size-complex="20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834f" officeooo:paragraph-rsid="0010834f" style:font-size-asian="12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834f" officeooo:paragraph-rsid="0011ae09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0d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Vaso de Alabastro</text:span><text:tab/><text:tab/><text:span text:style-name="T4">Mara Lima<text:tab/></text:span><text:span text:style-name="T1">[ 3 ]</text:span></text:p>
      <text:p text:style-name="P3">Pra te adorar, Senhor</text:p>
      <text:p text:style-name="P3"><text:span text:style-name="T5">T</text:span>e dar o meu louvor</text:p>
      <text:p text:style-name="P2">Quero me prostrar, <text:span text:style-name="T5">v</text:span>ou me derramar</text:p>
      <text:p text:style-name="P3">Aos teus pés, Senhor</text:p>
      <text:p text:style-name="P2"/>
      <text:p text:style-name="P2">O meu vaso de alabastro <text:span text:style-name="T5">q</text:span>uero lhe oferecer</text:p>
      <text:p text:style-name="P3">Me humilho aos seus pés</text:p>
      <text:p text:style-name="P3"><text:span text:style-name="T5">P</text:span>orque santo tu és</text:p>
      <text:p text:style-name="P2">Vem meu louvor receber</text:p>
      <text:p text:style-name="P2"/>
      <text:p text:style-name="P3">Sou pequeno e tão falho</text:p>
      <text:p text:style-name="P3"><text:span text:style-name="T5">N</text:span>ão mereço teu amor</text:p>
      <text:p text:style-name="P3">Mas eu sei que mesmo assim</text:p>
      <text:p text:style-name="P3"><text:span text:style-name="T5">O</text:span> Senhor cuida de mim</text:p>
      <text:p text:style-name="P2">Um tão pobre pecador</text:p>
      <text:p text:style-name="P2"/>
      <text:p text:style-name="P3">Purifica as minhas vestes</text:p>
      <text:p text:style-name="P3"><text:span text:style-name="T5">C</text:span>om seu sangue remidor</text:p>
      <text:p text:style-name="P3">Me ajude a ser fiel</text:p>
      <text:p text:style-name="P3">Eu quero chegar no céu</text:p>
      <text:p text:style-name="P2">E te abraçar, Senhor</text:p>
      <text:p text:style-name="P2"/>
      <text:p text:style-name="P6"><text:span text:style-name="T2">Vaso de Alabastro</text:span><text:tab/><text:tab/><text:span text:style-name="T4">Mara Lima<text:tab/></text:span><text:span text:style-name="T1">[ 3 ]</text:span></text:p>
      <text:p text:style-name="P4">Pra te adorar, Senhor</text:p>
      <text:p text:style-name="P4"><text:span text:style-name="T5">T</text:span>e dar o meu louvor</text:p>
      <text:p text:style-name="P4">Quero me prostrar, <text:span text:style-name="T5">v</text:span>ou me derramar</text:p>
      <text:p text:style-name="P4">Aos teus pés, Senhor</text:p>
      <text:p text:style-name="P4"/>
      <text:p text:style-name="P4">O meu vaso de alabastro <text:span text:style-name="T5">q</text:span>uero lhe oferecer</text:p>
      <text:p text:style-name="P4">Me humilho aos seus pés</text:p>
      <text:p text:style-name="P4"><text:span text:style-name="T5">P</text:span>orque santo tu és</text:p>
      <text:p text:style-name="P4">Vem meu louvor receber</text:p>
      <text:p text:style-name="P4"/>
      <text:p text:style-name="P4">Sou pequeno e tão falho</text:p>
      <text:p text:style-name="P4"><text:span text:style-name="T5">N</text:span>ão mereço teu amor</text:p>
      <text:p text:style-name="P4">Mas eu sei que mesmo assim</text:p>
      <text:p text:style-name="P4"><text:span text:style-name="T5">O</text:span> Senhor cuida de mim</text:p>
      <text:p text:style-name="P4">Um tão pobre pecador</text:p>
      <text:p text:style-name="P4"/>
      <text:p text:style-name="P4">Purifica as minhas vestes</text:p>
      <text:p text:style-name="P4"><text:span text:style-name="T5">C</text:span>om seu sangue remidor</text:p>
      <text:p text:style-name="P4">Me ajude a ser fiel</text:p>
      <text:p text:style-name="P4">Eu quero chegar no céu</text:p>
      <text:p text:style-name="P4">E te abraçar, 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3T20:56:09.057704088</dc:date>
    <meta:editing-cycles>13</meta:editing-cycles>
    <meta:editing-duration>PT21M4S</meta:editing-duration>
    <meta:generator>LibreOffice/5.1.4.2$Linux_X86_64 LibreOffice_project/10m0$Build-2</meta:generator>
    <meta:document-statistic meta:table-count="0" meta:image-count="0" meta:object-count="0" meta:page-count="1" meta:paragraph-count="38" meta:word-count="188" meta:character-count="900" meta:non-whitespace-character-count="748"/>
  </office:meta>
</office:document-meta>
</file>